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ction-app-gui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</table:table>
      <table:table table:name="QB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k Mahomes</text:p>
          </table:table-cell>
          <table:table-cell office:value-type="float" office:value="19.1" calcext:value-type="float">
            <text:p>19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h Allen</text:p>
          </table:table-cell>
          <table:table-cell office:value-type="float" office:value="19.1" calcext:value-type="float">
            <text:p>19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en Hurts</text:p>
          </table:table-cell>
          <table:table-cell office:value-type="float" office:value="18.5" calcext:value-type="float">
            <text:p>1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e Burrow</text:p>
          </table:table-cell>
          <table:table-cell office:value-type="float" office:value="18.5" calcext:value-type="float">
            <text:p>1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ar Jackson</text:p>
          </table:table-cell>
          <table:table-cell office:value-type="float" office:value="17.9" calcext:value-type="float">
            <text:p>17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stin Fields</text:p>
          </table:table-cell>
          <table:table-cell office:value-type="float" office:value="17.9" calcext:value-type="float">
            <text:p>17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stin Herbert</text:p>
          </table:table-cell>
          <table:table-cell office:value-type="float" office:value="17.9" calcext:value-type="float">
            <text:p>17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vor Lawrence</text:p>
          </table:table-cell>
          <table:table-cell office:value-type="float" office:value="17.9" calcext:value-type="float">
            <text:p>17.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haun Watson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k Prescott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ron Rodgers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a Tagovailoa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rk Cousins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thony Richardson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o Smith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niel Jones</text:p>
          </table:table-cell>
          <table:table-cell office:value-type="float" office:value="17.4" calcext:value-type="float">
            <text:p>17.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red Goff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ssell Wilson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rek Carr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rdan Love</text:p>
          </table:table-cell>
          <table:table-cell office:value-type="float" office:value="15.3" calcext:value-type="float">
            <text:p>15.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nny Pickett</text:p>
          </table:table-cell>
          <table:table-cell office:value-type="float" office:value="15.3" calcext:value-type="float">
            <text:p>15.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ock Purdy</text:p>
          </table:table-cell>
          <table:table-cell office:value-type="float" office:value="15.3" calcext:value-type="float">
            <text:p>15.3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RB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ian McCaffrey</text:p>
          </table:table-cell>
          <table:table-cell office:value-type="float" office:value="15.4" calcext:value-type="float">
            <text:p>15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 Chubb</text:p>
          </table:table-cell>
          <table:table-cell office:value-type="float" office:value="15.4" calcext:value-type="float">
            <text:p>15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tin Ekeler</text:p>
          </table:table-cell>
          <table:table-cell office:value-type="float" office:value="15.4" calcext:value-type="float">
            <text:p>15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an Robinson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quon Barkley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rick Henry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ny Pollard</text:p>
          </table:table-cell>
          <table:table-cell office:value-type="float" office:value="13.2" calcext:value-type="float">
            <text:p>13.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h Jacobs</text:p>
          </table:table-cell>
          <table:table-cell office:value-type="float" office:value="13.2" calcext:value-type="float">
            <text:p>13.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hamondre Stevenson</text:p>
          </table:table-cell>
          <table:table-cell office:value-type="float" office:value="13.2" calcext:value-type="float">
            <text:p>13.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jee Harris</text:p>
          </table:table-cell>
          <table:table-cell office:value-type="float" office:value="13.2" calcext:value-type="float">
            <text:p>13.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is Etienne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e Mixon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ece Hall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nneth Walker III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.K. Dobbins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hmyr Gibbs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ron Jones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meon Pierce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exander Mattiso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es Sander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vid Montgomery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iah Pacheco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mes Conner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'Andre Swift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vonte Williams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ian Robinson Jr.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vin Kamara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lvin Cook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chaad White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mes Cook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ch Charbonnet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.J. Dillon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halil Herbert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maal Williams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shaad Penny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tonio Gibs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mien Harri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lijah Mitchel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von Acha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heem Most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ank Bigsb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zekiel Elliot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maje Peri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schon Johns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rdarrelle Patters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erick McKinnon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enneth Gainwell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ylen Warren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endre Miller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yde Edwards-Helaire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uce Vaughn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us Edwards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R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n Jefferson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ek Hill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'Marr Chase</text:p>
          </table:table-cell>
          <table:table-cell office:value-type="float" office:value="11.4" calcext:value-type="float">
            <text:p>11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fon Diggs</text:p>
          </table:table-cell>
          <table:table-cell office:value-type="float" office:value="11.4" calcext:value-type="float">
            <text:p>11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.J. Brown</text:p>
          </table:table-cell>
          <table:table-cell office:value-type="float" office:value="11.4" calcext:value-type="float">
            <text:p>11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eDee Lamb</text:p>
          </table:table-cell>
          <table:table-cell office:value-type="float" office:value="10.8" calcext:value-type="float">
            <text:p>10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vante Adams</text:p>
          </table:table-cell>
          <table:table-cell office:value-type="float" office:value="10.8" calcext:value-type="float">
            <text:p>10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n-Ra St. Brown</text:p>
          </table:table-cell>
          <table:table-cell office:value-type="float" office:value="10.8" calcext:value-type="float">
            <text:p>10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rett Wilson</text:p>
          </table:table-cell>
          <table:table-cell office:value-type="float" office:value="10.2" calcext:value-type="float">
            <text:p>10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ylen Waddle</text:p>
          </table:table-cell>
          <table:table-cell office:value-type="float" office:value="10.2" calcext:value-type="float">
            <text:p>10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ris Olave</text:p>
          </table:table-cell>
          <table:table-cell office:value-type="float" office:value="10.2" calcext:value-type="float">
            <text:p>10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e Higgins</text:p>
          </table:table-cell>
          <table:table-cell office:value-type="float" office:value="9.7" calcext:value-type="float">
            <text:p>9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ebo Samuel</text:p>
          </table:table-cell>
          <table:table-cell office:value-type="float" office:value="9.7" calcext:value-type="float">
            <text:p>9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ari Cooper</text:p>
          </table:table-cell>
          <table:table-cell office:value-type="float" office:value="9.7" calcext:value-type="float">
            <text:p>9.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Vonta Smith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.K. Metcalf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vin Ridley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.J. Moore</text:p>
          </table:table-cell>
          <table:table-cell office:value-type="float" office:value="9.2" calcext:value-type="float">
            <text:p>9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enan Allen</text:p>
          </table:table-cell>
          <table:table-cell office:value-type="float" office:value="8.5" calcext:value-type="float">
            <text:p>8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rry McLaurin</text:p>
          </table:table-cell>
          <table:table-cell office:value-type="float" office:value="8.5" calcext:value-type="float">
            <text:p>8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ristian Watson</text:p>
          </table:table-cell>
          <table:table-cell office:value-type="float" office:value="8.5" calcext:value-type="float">
            <text:p>8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rry Jeudy</text:p>
          </table:table-cell>
          <table:table-cell office:value-type="float" office:value="8.5" calcext:value-type="float">
            <text:p>8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yler Lockett</text:p>
          </table:table-cell>
          <table:table-cell office:value-type="float" office:value="8.5" calcext:value-type="float">
            <text:p>8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ke Williams</text:p>
          </table:table-cell>
          <table:table-cell office:value-type="float" office:value="8.5" calcext:value-type="float">
            <text:p>8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Andre Hopkin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ake Lond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ndon Aiyuk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ke Evan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ristian Kirk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han Dotson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chael Pittman Jr.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orge Pickens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ris Godwin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quise Brow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abriel Davi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xon Smith-Njigb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ontae Johns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chael Thom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ashod Bateman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urtland Sutton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ay Flowers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eylon Burks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andin Cooks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adarius Toney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Ju Smith-Schuster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dell Beckham Jr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lijah Moore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kyy Moore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entin Johnston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en Lazard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ico Collins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yler Boyd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am Thielen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ay Jones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ordan Addison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meo Doubs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chael Gallup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.J. Osborn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E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vis Kelce</text:p>
          </table:table-cell>
          <table:table-cell office:value-type="float" office:value="9.7" calcext:value-type="float">
            <text:p>9.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 Andrews</text:p>
          </table:table-cell>
          <table:table-cell office:value-type="float" office:value="9.7" calcext:value-type="float">
            <text:p>9.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.J. Hockenson</text:p>
          </table:table-cell>
          <table:table-cell office:value-type="float" office:value="7.7" calcext:value-type="float">
            <text:p>7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ren Waller</text:p>
          </table:table-cell>
          <table:table-cell office:value-type="float" office:value="7.7" calcext:value-type="float">
            <text:p>7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e Kittle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yle Pitts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 Goedert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 Freiermuth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an Engram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vid Njoku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 Dulcich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ton Schultz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e Kmet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lton Kincaid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goziem Okonkwo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yler Higbee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rald Everett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ysom Hill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m LaPorta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DEF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Francisco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alo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sas City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timore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Orleans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England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ver Defen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ttsburgh Defense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table table:name="K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 Carls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in Tuck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rison Butke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an McPhers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ler Bas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son Sander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e Elliot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ounghoe Ko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ndon McManu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P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son Myers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6T15:01:31.838159223</dc:date>
    <meta:editing-duration>PT57M26S</meta:editing-duration>
    <meta:editing-cycles>1</meta:editing-cycles>
    <meta:document-statistic meta:table-count="7" meta:cell-count="1068" meta:object-count="0"/>
    <meta:generator>LibreOffice/6.4.7.2$Linux_X86_64 LibreOffice_project/40$Build-2</meta:generator>
  </office:meta>
</office:document-meta>
</file>